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5-09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5-05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5-02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4-08-0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4-05-30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3-11-3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3-07-28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3-05-1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3-03-0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2-07-05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2-04-2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2-01-3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1-10-1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1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1-04-06 0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1-02-09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3704" calcext:value-type="float">
            <text:p>51.7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5392" calcext:value-type="float">
            <text:p>48.4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5224" calcext:value-type="float">
            <text:p>48.6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8648" calcext:value-type="float">
            <text:p>48.6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79" calcext:value-type="float">
            <text:p>47.9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451101652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32" meta:object-count="0"/>
    <meta:user-defined meta:name="AppVersion">3.0</meta:user-defined>
  </office:meta>
</office:document-meta>
</file>